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000000" fo:font-size="12pt" fo:font-weight="normal" style:font-size-asian="12pt" style:font-weight-asian="normal" style:font-size-complex="12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 style:master-page-name="Standard">
      <style:paragraph-properties style:page-number="auto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weight="bold" style:font-weight-asian="bold"/>
    </style:style>
    <style:style style:name="T6" style:family="text">
      <style:text-properties fo:color="#000000" fo:font-size="12pt" style:font-size-asian="12pt" style:font-size-complex="12pt"/>
    </style:style>
    <style:style style:name="T7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8" style:family="text">
      <style:text-properties fo:color="#000000" fo:font-size="12pt" fo:font-weight="normal" style:font-size-asian="12pt" style:font-weight-asian="normal" style:font-size-complex="12pt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9">SHILPI VILTORIA</text:span><text:span text:style-name="T1"><text:line-break/></text:span><text:span text:style-name="T3">EMAIL:</text:span><text:span text:style-name="T1"> kritikaviltoria@gmail.com<text:line-break/></text:span><text:span text:style-name="T3">MOBILE: </text:span><text:span text:style-name="T1">7906761779</text:span></text:p>
      <text:p text:style-name="Standard"><text:span text:style-name="T4">Total Working Experience: </text:span><text:span text:style-name="T1">3.3 Years<text:line-break/>—————————————-<text:line-break/></text:span><text:span text:style-name="T7">Career Objective:</text:span></text:p>
      <text:p text:style-name="Standard"><text:span text:style-name="T1">To obtain a challenging and responsible position in the area of Software Testing where my knowledge, ability and dedication will be utilized.</text:span></text:p>
      <text:p text:style-name="P4"><text:span text:style-name="T6">Summary:</text:span></text:p>
      <text:p text:style-name="Standard"><text:span text:style-name="T1">• Good Knowledge on Software Development Life Cycle and Software Test Life Cycle.</text:span></text:p>
      <text:p text:style-name="Standard"><text:span text:style-name="T1">• Knowledge on Various SDLC Models, Test Levels, Test Types and Test design Techniques.</text:span></text:p>
      <text:p text:style-name="Standard"><text:span text:style-name="T1">• Knowledge on All phases of Software Test Process includes Test Planning, Test Design, Test Execution and Test Closure.</text:span></text:p>
      <text:p text:style-name="Standard"><text:span text:style-name="T1">• Knowledge on Generating Test Scenarios, Write Test Cases, and Collect Test Data.</text:span></text:p>
      <text:p text:style-name="Standard"><text:span text:style-name="T1">• Knowledge on Executing Test Batches and Analyzing Test Result.</text:span></text:p>
      <text:p text:style-name="Standard"><text:span text:style-name="T1">• Knowledge on Defect Reporting, Defect Tracking and complete Defect Life cycle.</text:span></text:p>
      <text:p text:style-name="Standard"><text:span text:style-name="T1">• Knowledge on Selenium and Test Automation Process.</text:span></text:p>
      <text:p text:style-name="Standard"><text:span text:style-name="T1">• Knowledge of implementing CI/CD pipeline through azure devops.</text:span></text:p>
      <text:p text:style-name="Standard"><text:span text:style-name="T1">• Knowledge of REST API testing through different tools.</text:span></text:p>
      <text:p text:style-name="Standard"><text:span text:style-name="T1">• Good interpersonal skills, committed, result oriented, hard working with a quest and zeal to learn new technologies.</text:span></text:p>
      <text:p text:style-name="Standard"><text:span text:style-name="T1">• Knowledge of testing mobile(Android and iOS) applications.</text:span></text:p>
      <text:p text:style-name="Standard"><text:span text:style-name="T1">• Knowledge of API automation testing using POSTMAN and developing API automation framework.</text:span></text:p>
      <text:p text:style-name="Standard"><text:span text:style-name="T1">• Knowledge of performing load testing using Jmeter.</text:span></text:p>
      <text:p text:style-name="P4"><text:span text:style-name="T6">Academic Qualification:</text:span></text:p>
      <text:p text:style-name="Standard"><text:soft-page-break/><text:span text:style-name="T1">• B.Tech (Computer Science and Engineering) from Meerut Institute of engineering &amp; technology, Meerutpassed in 2016 with 70.1%.</text:span></text:p>
      <text:p text:style-name="Standard"><text:span text:style-name="T1">• Intermediate from R.G Inter College Meerutpassed in 2012 with70%</text:span></text:p>
      <text:p text:style-name="Standard"><text:span text:style-name="T1">•High school from K.L public school saket, Meerut passed in 2010 with 70.01%.</text:span></text:p>
      <text:p text:style-name="P4"><text:span text:style-name="T6">Software Skills:</text:span></text:p>
      <text:p text:style-name="Standard"><text:span text:style-name="T6">Automation tool:<text:tab/><text:tab/></text:span><text:span text:style-name="T8">Selenium RC, Selenium Web driver, Selenium grid, SeleniumIDE</text:span><text:span text:style-name="T6">.</text:span></text:p>
      <text:p text:style-name="Standard"><text:span text:style-name="T6">Programming Language:<text:tab/></text:span><text:span text:style-name="T8">Core java</text:span><text:span text:style-name="T6">.</text:span></text:p>
      <text:p text:style-name="Standard"><text:span text:style-name="T6">Database:</text:span><text:span text:style-name="T8"> <text:tab/><text:tab/><text:tab/>SQL server.</text:span></text:p>
      <text:p text:style-name="Standard"><text:span text:style-name="T6">Operating System:<text:tab/><text:tab/></text:span><text:span text:style-name="T8">Window 7, Window 10</text:span></text:p>
      <text:p text:style-name="Standard"><text:span text:style-name="T6">Reporting Tool: <text:tab/><text:tab/></text:span><text:span text:style-name="T8">TestNG</text:span></text:p>
      <text:p text:style-name="Standard"><text:span text:style-name="T6">Bug trackingtool:<text:tab/><text:tab/></text:span><text:span text:style-name="T8">JIRA, Pivotal Tracker, CA agile (Rally)</text:span></text:p>
      <text:p text:style-name="Standard"><text:span text:style-name="T6">Build Tool:<text:tab/><text:tab/><text:tab/></text:span><text:span text:style-name="T8">Maven, Azure Devops.<text:line-break/></text:span><text:span text:style-name="T6">API Testing tool:<text:tab/><text:tab/></text:span><text:span text:style-name="T8">Postman</text:span></text:p>
      <text:p text:style-name="P1"/>
      <text:p text:style-name="Standard"><text:span text:style-name="T7">Project1: </text:span></text:p>
      <text:p text:style-name="Standard"><text:span text:style-name="T8">ComplusData_TRPT(Fasttrack)/PayByParking</text:span></text:p>
      <text:p text:style-name="Standard"><text:span text:style-name="T6">Team Size:</text:span><text:span text:style-name="T8"> 7</text:span></text:p>
      <text:p text:style-name="Standard"><text:span text:style-name="T6">Environment</text:span><text:span text:style-name="T8">: Window 7</text:span></text:p>
      <text:p text:style-name="Standard"><text:span text:style-name="T6">Automation Tools</text:span><text:span text:style-name="T8">:java, Selenium Web driver and TestNG.</text:span></text:p>
      <text:p text:style-name="Standard"><text:span text:style-name="T6">Description:</text:span><text:span text:style-name="T8"> This is a TestNG Test suit developed for the automation of fasttrack web application for tracking parking of vehicles. </text:span></text:p>
      <text:p text:style-name="P4"><text:span text:style-name="T6"/></text:p>
      <text:p text:style-name="P4"><text:span text:style-name="T6">Project</text:span><text:span text:style-name="T6">2: </text:span></text:p>
      <text:p text:style-name="Standard"><text:span text:style-name="T8">Product detection</text:span></text:p>
      <text:p text:style-name="Standard"><text:span text:style-name="T6">Team Size:</text:span><text:span text:style-name="T8"> 5</text:span></text:p>
      <text:p text:style-name="Standard"><text:soft-page-break/><text:span text:style-name="T6">Environment</text:span><text:span text:style-name="T8">: Window 7, Window 10</text:span></text:p>
      <text:p text:style-name="Standard"><text:span text:style-name="T6">Automation Tools</text:span><text:span text:style-name="T8">: java, Selenium Web driver and TestNG.</text:span></text:p>
      <text:p text:style-name="Standard"><text:span text:style-name="T6">Description:</text:span><text:span text:style-name="T8"> This is a TestNG Test suit developed for the automationof the application to identify unique product based on some quality.</text:span></text:p>
      <text:p text:style-name="P4"><text:span text:style-name="T6"/></text:p>
      <text:p text:style-name="P4"><text:span text:style-name="T6">Project 3</text:span><text:span text:style-name="T6">: </text:span></text:p>
      <text:p text:style-name="Standard"><text:span text:style-name="T8">Stockout</text:span></text:p>
      <text:p text:style-name="Standard"><text:span text:style-name="T6">Team Size:</text:span><text:span text:style-name="T8"> 5</text:span></text:p>
      <text:p text:style-name="Standard"><text:span text:style-name="T6">Environment</text:span><text:span text:style-name="T8">: Window 7</text:span></text:p>
      <text:p text:style-name="Standard"><text:span text:style-name="T6">Bug Tracking Tools</text:span><text:span text:style-name="T8">: JIRA, Pivotal Tracker</text:span></text:p>
      <text:p text:style-name="Standard"><text:span text:style-name="T6">Description </text:span><text:span text:style-name="T8">: This is a product stock out detail application developed for checking availability of any product in a store based on it availability.</text:span></text:p>
      <text:p text:style-name="P1"/>
      <text:p text:style-name="P4"><text:span text:style-name="T6">Responsibilities:</text:span></text:p>
      <text:p text:style-name="Standard"><text:span text:style-name="T8">Understanding customer requirements through daily stand up calls.</text:span></text:p>
      <text:p text:style-name="Standard"><text:span text:style-name="T8">Create test cases as per the user stories and execute them.</text:span></text:p>
      <text:p text:style-name="Standard"><text:span text:style-name="T8">Develop test framework using TestNG and selenium webdriver.</text:span></text:p>
      <text:p text:style-name="Standard"><text:span text:style-name="T8">Create automation test scripts.</text:span></text:p>
      <text:p text:style-name="Standard"><text:span text:style-name="T8">Execution of test script using TestNG.</text:span></text:p>
      <text:p text:style-name="Standard"><text:span text:style-name="T8">Integration with azure devops to implement CI/CD for the application.</text:span></text:p>
      <text:p text:style-name="Standard"><text:span text:style-name="T8">Create automation framework for API testing.</text:span></text:p>
      <text:p text:style-name="Standard"><text:span text:style-name="T8">Analysis of nightlyexecution and prepare bug reports.</text:span></text:p>
      <text:p text:style-name="P3"/>
      <text:p text:style-name="Standard"><text:span text:style-name="T2">Working Experience:</text:span></text:p>
      <text:p text:style-name="Standard"><text:span text:style-name="T2">Company name: </text:span><text:span text:style-name="T1">Chetu India private limited</text:span></text:p>
      <text:p text:style-name="Standard"><text:soft-page-break/><text:span text:style-name="T2"><text:s/>Total Experience: </text:span><text:span text:style-name="T1">1.3</text:span><text:bookmark text:name="Bookmark"/><text:span text:style-name="T1"> Year</text:span></text:p>
      <text:p text:style-name="Standard"><text:span text:style-name="T2">Profile</text:span><text:span text:style-name="T1">: Software Engineer(QA)</text:span></text:p>
      <text:p text:style-name="Standard"><text:span text:style-name="T2">Company name:</text:span><text:span text:style-name="T1">GlobalLogic</text:span></text:p>
      <text:p text:style-name="Standard"><text:span text:style-name="T2">Total Experience: </text:span><text:span text:style-name="T1">1.5 Years</text:span></text:p>
      <text:p text:style-name="Standard"><text:span text:style-name="T2">Profile</text:span><text:span text:style-name="T1">: Analyst</text:span></text:p>
      <text:p text:style-name="Standard"><text:span text:style-name="T2">Company name:</text:span><text:span text:style-name="T1">Nextgenvision technology private limited</text:span></text:p>
      <text:p text:style-name="Standard"><text:span text:style-name="T2">Total Experience: </text:span><text:span text:style-name="T1">6months </text:span></text:p>
      <text:p text:style-name="Standard"><text:span text:style-name="T2">Profile</text:span><text:span text:style-name="T1">: Testing Engineer</text:span></text:p>
      <text:p text:style-name="P2"/>
      <text:p text:style-name="P4"><text:span text:style-name="T6">Personal Details:</text:span></text:p>
      <text:p text:style-name="Standard"><text:span text:style-name="T1">Name: Shilpi Viltoria<text:line-break/>Date of Birth: 30-oct -1996<text:line-break/>Married Status: Single<text:line-break/>Nationality: Indian<text:line-break/>Address for Communication: Ho.no-164,near Ganga nagar, Meerut</text:span></text:p>
      <text:p text:style-name="Standard"><text:span text:style-name="T1"/></text:p>
      <text:p text:style-name="Standard"><text:span text:style-name="T1">Languages known: English, Hindi</text:span></text:p>
      <text:p text:style-name="Standard"><text:span text:style-name="T1">Place: MEERUT<text:line-break/>Date:<text:line-break/>————————————–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bawpvc-ajax-counter" style:family="paragraph" style:parent-style-name="Standard" style:default-outline-level="" style:list-style-name="">
      <style:paragraph-properties fo:margin-top="0.0693in" fo:margin-bottom="0.0693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ser</meta:initial-creator>
    <meta:editing-cycles>3</meta:editing-cycles>
    <meta:creation-date>2020-04-21T12:57:00</meta:creation-date>
    <dc:date>2020-05-20T19:29:26.10</dc:date>
    <meta:editing-duration>PT4S</meta:editing-duration>
    <meta:generator>OpenOffice/4.1.7$Win32 OpenOffice.org_project/417m1$Build-9800</meta:generator>
    <meta:document-statistic meta:table-count="0" meta:image-count="0" meta:object-count="0" meta:page-count="4" meta:paragraph-count="70" meta:word-count="519" meta:character-count="364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